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E0000005E859ABE7D1C79F4195.jpg" manifest:media-type="image/jpeg"/>
  <manifest:file-entry manifest:full-path="Pictures/1000000000000BB8000008CA9DB77B326CE24618.jpg" manifest:media-type="image/jpeg"/>
  <manifest:file-entry manifest:full-path="Pictures/10000201000000FC000000FC9127C7D8EBDDDD67.png" manifest:media-type="image/png"/>
  <manifest:file-entry manifest:full-path="Pictures/10000201000000CA000000CBAE728E66ADC83633.png" manifest:media-type="image/png"/>
  <manifest:file-entry manifest:full-path="Pictures/1000000000000617000002B111EF778DA4E99723.jpg" manifest:media-type="image/jpeg"/>
  <manifest:file-entry manifest:full-path="Pictures/100002010000032000000165302EEABF099897F0.png" manifest:media-type="image/png"/>
  <manifest:file-entry manifest:full-path="Pictures/100002010000068D000000F32214E5FFCE0AF71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Lato Medium" svg:font-family="'Lato Medium'"/>
    <style:font-face style:name="Arial" svg:font-family="Arial" style:font-pitch="variable"/>
    <style:font-face style:name="Lato Medium1" svg:font-family="'Lato Medium'" style:font-pitch="variable"/>
    <style:font-face style:name="Liberation Sans1" svg:font-family="'Liberation Sans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ＭＳ Ｐゴシック1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35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fo:min-height="0.98cm" fo:min-width="0.318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7.831cm" fo:min-width="37.025cm" fo:padding-top="0cm" fo:padding-bottom="0cm" fo:padding-left="0cm" fo:padding-right="0cm" fo:wrap-option="wrap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Title_20_Slide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top="0cm" fo:margin-bottom="0cm" fo:line-height="150%" fo:text-align="start" style:writing-mode="lr-tb"/>
      <style:text-properties fo:font-size="21.6000003814697pt"/>
    </style:style>
    <style:style style:name="P4" style:family="paragraph">
      <style:paragraph-properties fo:margin-top="0cm" fo:margin-bottom="0cm" fo:line-height="150%" fo:text-align="center" style:writing-mode="lr-tb"/>
      <style:text-properties fo:font-size="21.6000003814697pt"/>
    </style:style>
    <style:style style:name="P5" style:family="paragraph">
      <loext:graphic-properties draw:fill="none"/>
      <style:paragraph-properties fo:margin-top="0cm" fo:margin-bottom="0cm" fo:line-height="150%" fo:text-align="start" style:writing-mode="lr-tb" style:font-independent-line-spacing="true"/>
      <style:text-properties fo:font-size="21.6000003814697pt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ato Medium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ato Medium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ato Medium" fo:font-size="40pt" fo:letter-spacing="normal" fo:font-style="normal" style:text-underline-style="none" fo:font-weight="bold" style:font-size-asian="80pt" style:font-style-asian="normal" style:font-weight-asian="bold" style:font-size-complex="80pt" style:font-style-complex="normal" style:font-weight-complex="600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ato Medium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ato Medium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frame draw:style-name="gr1" draw:text-style-name="P1" draw:layer="layout" svg:width="42.079cm" svg:height="31.559cm" svg:x="-0.577cm" svg:y="-1.898cm">
          <draw:image xlink:href="Pictures/10000000000007E0000005E859ABE7D1C79F4195.jpg" xlink:type="simple" xlink:show="embed" xlink:actuate="onLoad" loext:mime-type="image/jpeg">
            <text:p/>
          </draw:image>
        </draw:frame>
        <draw:custom-shape draw:name="CustomShape 1" draw:style-name="gr2" draw:text-style-name="P2" draw:layer="layout" svg:width="0.817cm" svg:height="1.229cm" svg:x="24.176cm" svg:y="21.8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5" draw:layer="layout" svg:width="37.024cm" svg:height="17.83cm" svg:x="1.86cm" svg:y="3.937cm">
          <text:p text:style-name="P3"><text:span text:style-name="T1"/></text:p>
          <text:p text:style-name="P3"><text:span text:style-name="T2"/></text:p>
          <text:p text:style-name="P4"><text:span text:style-name="T3">AWI-CM3 hands-on-course:</text:span></text:p>
          <text:p text:style-name="P4"><text:span text:style-name="T3">Part 6 Source code modifications</text:span></text:p>
          <text:p text:style-name="P4"><text:span text:style-name="T3">for next model release </text:span></text:p>
          <text:p text:style-name="P4"><text:span text:style-name="T4"/></text:p>
          <text:p text:style-name="P4"><text:span text:style-name="T5">Jan Streffing 08.09.20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Lato Medium" svg:font-family="'Lato Medium'"/>
    <style:font-face style:name="Arial" svg:font-family="Arial" style:font-pitch="variable"/>
    <style:font-face style:name="Lato Medium1" svg:font-family="'Lato Medium'" style:font-pitch="variable"/>
    <style:font-face style:name="Liberation Sans1" svg:font-family="'Liberation Sans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ＭＳ Ｐゴシック1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112f6b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112f6b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112f6b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112f6b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112f6b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112f6b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112f6b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112f6b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112f6b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112f6b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12f6b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32pt" style:font-style-asian="normal" style:font-weight-asian="normal" style:font-name-complex="ＭＳ Ｐゴシック1" style:font-family-complex="'ＭＳ Ｐゴシック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8.4000015258789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79cm" fo:margin-bottom="0cm" fo:text-indent="0cm"/>
      <style:text-properties fo:font-variant="normal" fo:text-transform="none" style:text-line-through-style="none" style:text-line-through-type="none" style:text-position="0% 100%" fo:font-size="33.5999984741211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59cm" fo:margin-bottom="0cm" fo:text-indent="0cm"/>
      <style:text-properties fo:font-variant="normal" fo:text-transform="none" style:text-line-through-style="none" style:text-line-through-type="none" style:text-position="0% 100%" fo:font-size="28.7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3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52.7999992370606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8.4000015258789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79cm" fo:margin-bottom="0cm" fo:text-indent="0cm"/>
      <style:text-properties fo:font-variant="normal" fo:text-transform="none" style:text-line-through-style="none" style:text-line-through-type="none" style:text-position="0% 100%" fo:font-size="33.5999984741211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-outline3" style:family="presentation" style:parent-style-name="Standard-outline2">
      <style:paragraph-properties fo:margin-left="0cm" fo:margin-right="0cm" fo:margin-top="0.359cm" fo:margin-bottom="0cm" fo:text-indent="0cm"/>
      <style:text-properties fo:font-variant="normal" fo:text-transform="none" style:text-line-through-style="none" style:text-line-through-type="none" style:text-position="0% 100%" fo:font-size="28.7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-outline4" style:family="presentation" style:parent-style-name="Standard-outline3">
      <style:paragraph-properties fo:margin-left="0cm" fo:margin-right="0cm" fo:margin-top="0.23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52.7999992370606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5f_-background" style:display-name="Standard_-background" style:family="presentation">
      <style:graphic-properties draw:stroke="none" draw:fill="solid" draw:fill-color="#ffffff"/>
      <style:text-properties style:letter-kerning="true"/>
    </style:style>
    <style:style style:name="Standard_5f_-backgroundobjects" style:display-name="Standard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5f_-notes" style:display-name="Standard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5f_-outline1" style:display-name="Standard_-outline1" style:family="presentation">
      <style:graphic-properties draw:stroke="none" draw:fill="none" draw:auto-grow-height="false" draw:fit-to-size="shrink-to-fit" style:shrink-to-fit="true">
        <text:list-style style:name="Standard_5f_-outline1" style:display-name="Standard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8.4000015258789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outline2" style:display-name="Standard_-outline2" style:family="presentation" style:parent-style-name="Standard_5f_-outline1">
      <style:paragraph-properties fo:margin-left="0cm" fo:margin-right="0cm" fo:margin-top="0.479cm" fo:margin-bottom="0cm" fo:text-indent="0cm"/>
      <style:text-properties fo:font-variant="normal" fo:text-transform="none" style:text-line-through-style="none" style:text-line-through-type="none" style:text-position="0% 100%" fo:font-size="33.5999984741211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5f_-outline3" style:display-name="Standard_-outline3" style:family="presentation" style:parent-style-name="Standard_5f_-outline2">
      <style:paragraph-properties fo:margin-left="0cm" fo:margin-right="0cm" fo:margin-top="0.359cm" fo:margin-bottom="0cm" fo:text-indent="0cm"/>
      <style:text-properties fo:font-variant="normal" fo:text-transform="none" style:text-line-through-style="none" style:text-line-through-type="none" style:text-position="0% 100%" fo:font-size="28.7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_5f_-outline4" style:display-name="Standard_-outline4" style:family="presentation" style:parent-style-name="Standard_5f_-outline3">
      <style:paragraph-properties fo:margin-left="0cm" fo:margin-right="0cm" fo:margin-top="0.23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_5f_-outline5" style:display-name="Standard_-outline5" style:family="presentation" style:parent-style-name="Standard_5f_-outline4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_5f_-outline6" style:display-name="Standard_-outline6" style:family="presentation" style:parent-style-name="Standard_5f_-outline5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_5f_-outline7" style:display-name="Standard_-outline7" style:family="presentation" style:parent-style-name="Standard_5f_-outline6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_5f_-outline8" style:display-name="Standard_-outline8" style:family="presentation" style:parent-style-name="Standard_5f_-outline7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_5f_-outline9" style:display-name="Standard_-outline9" style:family="presentation" style:parent-style-name="Standard_5f_-outline8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_5f_-subtitle" style:display-name="Standard_-subtitle" style:family="presentation">
      <style:graphic-properties draw:stroke="none" draw:fill="none" draw:textarea-vertical-align="middle">
        <text:list-style style:name="Standard_5f_-subtitle" style:display-name="Standard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title" style:display-name="Standard_-title" style:family="presentation">
      <style:graphic-properties draw:stroke="none" draw:fill="none" draw:textarea-vertical-align="middle">
        <text:list-style style:name="Standard_5f_-title" style:display-name="Standard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52.7999992370606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_5f_-background" style:display-name="Title3_-background" style:family="presentation">
      <style:graphic-properties draw:stroke="none" draw:fill="solid" draw:fill-color="#fffffe" draw:textarea-horizontal-align="center" draw:textarea-vertical-align="middle" draw:shadow-color="#808080"/>
      <style:paragraph-properties fo:text-align="center"/>
    </style:style>
    <style:style style:name="Title3_5f_-backgroundobjects" style:display-name="Title3_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_5f_-notes" style:display-name="Title3_-notes" style:family="presentation">
      <style:graphic-properties draw:stroke="none" draw:fill="none">
        <text:list-style style:name="Title3_5f_-notes" style:display-name="Title3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12pt" style:font-style-asian="normal" style:font-weight-asian="normal" style:font-name-complex="ＭＳ Ｐゴシック1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_5f_-outline1" style:display-name="Title3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27cm" fo:padding-bottom="0.127cm" fo:padding-left="0.254cm" fo:padding-right="0.254cm">
        <text:list-style style:name="Title3_5f_-outline1" style:display-name="Title3_-outline1">
          <text:list-level-style-number text:level="1" style:num-format="">
            <style:list-level-properties/>
            <style:text-properties fo:color="#14320a" fo:font-size="100%"/>
          </text:list-level-style-number>
          <text:list-level-style-bullet text:level="2" text:bullet-char="•">
            <style:list-level-properties text:space-before="1.058cm" text:min-label-width="0.529cm"/>
            <style:text-properties style:font-name="Arial1" fo:color="#112f6b" fo:font-size="100%"/>
          </text:list-level-style-bullet>
          <text:list-level-style-bullet text:level="3" text:bullet-char="•">
            <style:list-level-properties text:space-before="2.381cm" text:min-label-width="0.529cm"/>
            <style:text-properties style:font-name="Arial1" fo:color="#112f6b" fo:font-size="100%"/>
          </text:list-level-style-bullet>
          <text:list-level-style-bullet text:level="4" text:bullet-char="•">
            <style:list-level-properties text:space-before="3.704cm" text:min-label-width="0.529cm"/>
            <style:text-properties style:font-name="Arial1" fo:color="#112f6b" fo:font-size="100%"/>
          </text:list-level-style-bullet>
          <text:list-level-style-bullet text:level="5" text:bullet-char="•">
            <style:list-level-properties text:space-before="4.762cm" text:min-label-width="0.529cm"/>
            <style:text-properties style:font-name="Arial1" fo:color="#112f6b" fo:font-size="100%"/>
          </text:list-level-style-bullet>
          <text:list-level-style-bullet text:level="6" text:bullet-char="•">
            <style:list-level-properties text:space-before="4.762cm" text:min-label-width="0.529cm"/>
            <style:text-properties style:font-name="Arial1" fo:color="#112f6b" fo:font-size="100%"/>
          </text:list-level-style-bullet>
          <text:list-level-style-bullet text:level="7" text:bullet-char="•">
            <style:list-level-properties text:space-before="4.762cm" text:min-label-width="0.529cm"/>
            <style:text-properties style:font-name="Arial1" fo:color="#112f6b" fo:font-size="100%"/>
          </text:list-level-style-bullet>
          <text:list-level-style-bullet text:level="8" text:bullet-char="•">
            <style:list-level-properties text:space-before="4.762cm" text:min-label-width="0.529cm"/>
            <style:text-properties style:font-name="Arial1" fo:color="#112f6b" fo:font-size="100%"/>
          </text:list-level-style-bullet>
          <text:list-level-style-bullet text:level="9" text:bullet-char="•">
            <style:list-level-properties text:space-before="4.762cm" text:min-label-width="0.529cm"/>
            <style:text-properties style:font-name="Arial1" fo:color="#112f6b" fo:font-size="100%"/>
          </text:list-level-style-bullet>
          <text:list-level-style-bullet text:level="10" text:bullet-char="•">
            <style:list-level-properties text:space-before="4.762cm" text:min-label-width="0.529cm"/>
            <style:text-properties style:font-name="Arial1" fo:color="#112f6b" fo:font-size="100%"/>
          </text:list-level-style-bullet>
        </text:list-style>
      </style:graphic-properties>
      <style:paragraph-properties fo:margin-left="1.142cm" fo:margin-right="0cm" fo:margin-top="0cm" fo:margin-bottom="0cm" fo:line-height="0.987cm" fo:text-align="start" fo:text-indent="-1.142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4320a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3_5f_-outline2" style:display-name="Title3_-outline2" style:family="presentation" style:parent-style-name="Title3_5f_-outline1">
      <style:paragraph-properties fo:margin-left="0cm" fo:margin-right="0cm" fo:margin-top="0.189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1" fo:font-family="Arial" style:font-family-generic="swiss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_5f_-outline3" style:display-name="Title3_-outline3" style:family="presentation" style:parent-style-name="Title3_5f_-outline2">
      <style:paragraph-properties fo:margin-left="0cm" fo:margin-right="0cm" fo:margin-top="0.169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1" fo:font-family="Arial" style:font-family-generic="swiss" style:font-pitch="variable" fo:font-size="19.2000007629395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_5f_-outline4" style:display-name="Title3_-outline4" style:family="presentation" style:parent-style-name="Title3_5f_-outline3">
      <style:paragraph-properties fo:margin-left="0cm" fo:margin-right="0cm" fo:margin-top="0.147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1" fo:font-family="Arial" style:font-family-generic="swiss" style:font-pitch="variable" fo:font-size="16.7999992370605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3_5f_-outline5" style:display-name="Title3_-outline5" style:family="presentation" style:parent-style-name="Title3_5f_-outline4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1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-outline6" style:display-name="Title3_-outline6" style:family="presentation" style:parent-style-name="Title3_5f_-outline5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1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-outline7" style:display-name="Title3_-outline7" style:family="presentation" style:parent-style-name="Title3_5f_-outline6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1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-outline8" style:display-name="Title3_-outline8" style:family="presentation" style:parent-style-name="Title3_5f_-outline7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1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-outline9" style:display-name="Title3_-outline9" style:family="presentation" style:parent-style-name="Title3_5f_-outline8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1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-subtitle" style:display-name="Title3_-subtitle" style:family="presentation">
      <style:graphic-properties draw:stroke="none" draw:fill="none" draw:textarea-vertical-align="middle">
        <text:list-style style:name="Title3_5f_-subtitle" style:display-name="Title3_-subtitle">
          <text:list-level-style-number text:level="1" style:num-format="">
            <style:list-level-properties/>
            <style:text-properties fo:color="#14320a" fo:font-size="100%"/>
          </text:list-level-style-number>
          <text:list-level-style-bullet text:level="2" text:bullet-char="•">
            <style:list-level-properties text:space-before="1.058cm"/>
            <style:text-properties style:font-name="Arial1" fo:color="#112f6b" fo:font-size="100%"/>
          </text:list-level-style-bullet>
          <text:list-level-style-bullet text:level="3" text:bullet-char="•">
            <style:list-level-properties text:space-before="2.381cm"/>
            <style:text-properties style:font-name="Arial1" fo:color="#112f6b" fo:font-size="100%"/>
          </text:list-level-style-bullet>
          <text:list-level-style-bullet text:level="4" text:bullet-char="•">
            <style:list-level-properties text:space-before="3.704cm"/>
            <style:text-properties style:font-name="Arial1" fo:color="#112f6b" fo:font-size="100%"/>
          </text:list-level-style-bullet>
          <text:list-level-style-bullet text:level="5" text:bullet-char="•">
            <style:list-level-properties text:space-before="4.762cm"/>
            <style:text-properties style:font-name="Arial1" fo:color="#112f6b" fo:font-size="100%"/>
          </text:list-level-style-bullet>
          <text:list-level-style-bullet text:level="6" text:bullet-char="•">
            <style:list-level-properties text:space-before="4.762cm"/>
            <style:text-properties style:font-name="Arial1" fo:color="#112f6b" fo:font-size="100%"/>
          </text:list-level-style-bullet>
          <text:list-level-style-bullet text:level="7" text:bullet-char="•">
            <style:list-level-properties text:space-before="4.762cm"/>
            <style:text-properties style:font-name="Arial1" fo:color="#112f6b" fo:font-size="100%"/>
          </text:list-level-style-bullet>
          <text:list-level-style-bullet text:level="8" text:bullet-char="•">
            <style:list-level-properties text:space-before="4.762cm"/>
            <style:text-properties style:font-name="Arial1" fo:color="#112f6b" fo:font-size="100%"/>
          </text:list-level-style-bullet>
          <text:list-level-style-bullet text:level="9" text:bullet-char="•">
            <style:list-level-properties text:space-before="4.762cm"/>
            <style:text-properties style:font-name="Arial1" fo:color="#112f6b" fo:font-size="100%"/>
          </text:list-level-style-bullet>
          <text:list-level-style-bullet text:level="10" text:bullet-char="•">
            <style:list-level-properties text:space-before="4.762cm"/>
            <style:text-properties style:font-name="Arial1" fo:color="#112f6b" fo:font-size="100%"/>
          </text:list-level-style-bullet>
        </text:list-style>
      </style:graphic-properties>
      <style:paragraph-properties fo:margin-left="0cm" fo:margin-right="0cm" fo:margin-top="0cm" fo:margin-bottom="0cm" fo:line-height="0.987cm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4320a" style:text-outline="false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3_5f_-title" style:display-name="Title3_-title" style:family="presentation">
      <style:graphic-properties draw:stroke="none" draw:fill="none" draw:textarea-horizontal-align="justify" draw:textarea-vertical-align="middle" fo:padding-top="0.127cm" fo:padding-bottom="0.127cm" fo:padding-left="0.254cm" fo:padding-right="0.254cm">
        <text:list-style style:name="Title3_5f_-title" style:display-name="Title3_-title">
          <text:list-level-style-number text:level="1" style:num-format="">
            <style:list-level-properties/>
            <style:text-properties fo:color="#14320a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.023cm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4320a" style:text-outline="false" style:text-line-through-style="none" style:text-line-through-type="none" style:text-position="0% 100%" style:font-name="Arial1" fo:font-family="Arial" style:font-family-generic="swiss" style:font-pitch="variable" fo:font-size="38.4000015258789pt" fo:font-style="normal" fo:text-shadow="none" style:text-underline-style="none" fo:font-weight="bold" style:letter-kerning="true" fo:background-color="transparent" style:font-name-asian="ＭＳ Ｐゴシック1" style:font-family-asian="'ＭＳ Ｐゴシック'" style:font-family-generic-asian="swiss" style:font-pitch-asian="variable" style:font-size-asian="32pt" style:font-style-asian="normal" style:font-weight-asian="bold" style:font-name-complex="ＭＳ Ｐゴシック1" style:font-family-complex="'ＭＳ Ｐゴシック'" style:font-family-generic-complex="swiss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3_5f__5f_-background" style:display-name="Title3__-background" style:family="presentation">
      <style:graphic-properties draw:stroke="none" draw:fill="solid" draw:fill-color="#fffffe" draw:textarea-horizontal-align="center" draw:textarea-vertical-align="middle" draw:shadow-color="#808080"/>
      <style:paragraph-properties fo:text-align="center"/>
    </style:style>
    <style:style style:name="Title3_5f__5f_-backgroundobjects" style:display-name="Title3__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_5f__5f_-notes" style:display-name="Title3__-notes" style:family="presentation">
      <style:graphic-properties draw:stroke="none" draw:fill="none">
        <text:list-style style:name="Title3_5f__5f_-notes" style:display-name="Title3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12pt" style:font-style-asian="normal" style:font-weight-asian="normal" style:font-name-complex="ＭＳ Ｐゴシック1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_5f__5f_-outline1" style:display-name="Title3_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27cm" fo:padding-bottom="0.127cm" fo:padding-left="0.254cm" fo:padding-right="0.254cm">
        <text:list-style style:name="Title3_5f__5f_-outline1" style:display-name="Title3__-outline1">
          <text:list-level-style-number text:level="1" style:num-format="">
            <style:list-level-properties/>
            <style:text-properties fo:color="#14320a" fo:font-size="100%"/>
          </text:list-level-style-number>
          <text:list-level-style-bullet text:level="2" text:bullet-char="•">
            <style:list-level-properties text:space-before="1.058cm" text:min-label-width="0.529cm"/>
            <style:text-properties style:font-name="Arial1" fo:color="#112f6b" fo:font-size="100%"/>
          </text:list-level-style-bullet>
          <text:list-level-style-bullet text:level="3" text:bullet-char="•">
            <style:list-level-properties text:space-before="2.381cm" text:min-label-width="0.529cm"/>
            <style:text-properties style:font-name="Arial1" fo:color="#112f6b" fo:font-size="100%"/>
          </text:list-level-style-bullet>
          <text:list-level-style-bullet text:level="4" text:bullet-char="•">
            <style:list-level-properties text:space-before="3.704cm" text:min-label-width="0.529cm"/>
            <style:text-properties style:font-name="Arial1" fo:color="#112f6b" fo:font-size="100%"/>
          </text:list-level-style-bullet>
          <text:list-level-style-bullet text:level="5" text:bullet-char="•">
            <style:list-level-properties text:space-before="4.762cm" text:min-label-width="0.529cm"/>
            <style:text-properties style:font-name="Arial1" fo:color="#112f6b" fo:font-size="100%"/>
          </text:list-level-style-bullet>
          <text:list-level-style-bullet text:level="6" text:bullet-char="•">
            <style:list-level-properties text:space-before="4.762cm" text:min-label-width="0.529cm"/>
            <style:text-properties style:font-name="Arial1" fo:color="#112f6b" fo:font-size="100%"/>
          </text:list-level-style-bullet>
          <text:list-level-style-bullet text:level="7" text:bullet-char="•">
            <style:list-level-properties text:space-before="4.762cm" text:min-label-width="0.529cm"/>
            <style:text-properties style:font-name="Arial1" fo:color="#112f6b" fo:font-size="100%"/>
          </text:list-level-style-bullet>
          <text:list-level-style-bullet text:level="8" text:bullet-char="•">
            <style:list-level-properties text:space-before="4.762cm" text:min-label-width="0.529cm"/>
            <style:text-properties style:font-name="Arial1" fo:color="#112f6b" fo:font-size="100%"/>
          </text:list-level-style-bullet>
          <text:list-level-style-bullet text:level="9" text:bullet-char="•">
            <style:list-level-properties text:space-before="4.762cm" text:min-label-width="0.529cm"/>
            <style:text-properties style:font-name="Arial1" fo:color="#112f6b" fo:font-size="100%"/>
          </text:list-level-style-bullet>
          <text:list-level-style-bullet text:level="10" text:bullet-char="•">
            <style:list-level-properties text:space-before="4.762cm" text:min-label-width="0.529cm"/>
            <style:text-properties style:font-name="Arial1" fo:color="#112f6b" fo:font-size="100%"/>
          </text:list-level-style-bullet>
        </text:list-style>
      </style:graphic-properties>
      <style:paragraph-properties fo:margin-left="1.142cm" fo:margin-right="0cm" fo:margin-top="0cm" fo:margin-bottom="0cm" fo:line-height="0.987cm" fo:text-align="start" fo:text-indent="-1.142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4320a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3_5f__5f_-outline2" style:display-name="Title3__-outline2" style:family="presentation" style:parent-style-name="Title3_5f__5f_-outline1">
      <style:paragraph-properties fo:margin-left="0cm" fo:margin-right="0cm" fo:margin-top="0.189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1" fo:font-family="Arial" style:font-family-generic="swiss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_5f__5f_-outline3" style:display-name="Title3__-outline3" style:family="presentation" style:parent-style-name="Title3_5f__5f_-outline2">
      <style:paragraph-properties fo:margin-left="0cm" fo:margin-right="0cm" fo:margin-top="0.169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1" fo:font-family="Arial" style:font-family-generic="swiss" style:font-pitch="variable" fo:font-size="19.2000007629395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_5f__5f_-outline4" style:display-name="Title3__-outline4" style:family="presentation" style:parent-style-name="Title3_5f__5f_-outline3">
      <style:paragraph-properties fo:margin-left="0cm" fo:margin-right="0cm" fo:margin-top="0.147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1" fo:font-family="Arial" style:font-family-generic="swiss" style:font-pitch="variable" fo:font-size="16.7999992370605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3_5f__5f_-outline5" style:display-name="Title3__-outline5" style:family="presentation" style:parent-style-name="Title3_5f__5f_-outline4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1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_5f_-outline6" style:display-name="Title3__-outline6" style:family="presentation" style:parent-style-name="Title3_5f__5f_-outline5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1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_5f_-outline7" style:display-name="Title3__-outline7" style:family="presentation" style:parent-style-name="Title3_5f__5f_-outline6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1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_5f_-outline8" style:display-name="Title3__-outline8" style:family="presentation" style:parent-style-name="Title3_5f__5f_-outline7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1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_5f_-outline9" style:display-name="Title3__-outline9" style:family="presentation" style:parent-style-name="Title3_5f__5f_-outline8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1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_5f_-subtitle" style:display-name="Title3__-subtitle" style:family="presentation">
      <style:graphic-properties draw:stroke="none" draw:fill="none" draw:textarea-vertical-align="middle">
        <text:list-style style:name="Title3_5f__5f_-subtitle" style:display-name="Title3__-subtitle">
          <text:list-level-style-number text:level="1" style:num-format="">
            <style:list-level-properties/>
            <style:text-properties fo:color="#14320a" fo:font-size="100%"/>
          </text:list-level-style-number>
          <text:list-level-style-bullet text:level="2" text:bullet-char="•">
            <style:list-level-properties text:space-before="1.058cm"/>
            <style:text-properties style:font-name="Arial1" fo:color="#112f6b" fo:font-size="100%"/>
          </text:list-level-style-bullet>
          <text:list-level-style-bullet text:level="3" text:bullet-char="•">
            <style:list-level-properties text:space-before="2.381cm"/>
            <style:text-properties style:font-name="Arial1" fo:color="#112f6b" fo:font-size="100%"/>
          </text:list-level-style-bullet>
          <text:list-level-style-bullet text:level="4" text:bullet-char="•">
            <style:list-level-properties text:space-before="3.704cm"/>
            <style:text-properties style:font-name="Arial1" fo:color="#112f6b" fo:font-size="100%"/>
          </text:list-level-style-bullet>
          <text:list-level-style-bullet text:level="5" text:bullet-char="•">
            <style:list-level-properties text:space-before="4.762cm"/>
            <style:text-properties style:font-name="Arial1" fo:color="#112f6b" fo:font-size="100%"/>
          </text:list-level-style-bullet>
          <text:list-level-style-bullet text:level="6" text:bullet-char="•">
            <style:list-level-properties text:space-before="4.762cm"/>
            <style:text-properties style:font-name="Arial1" fo:color="#112f6b" fo:font-size="100%"/>
          </text:list-level-style-bullet>
          <text:list-level-style-bullet text:level="7" text:bullet-char="•">
            <style:list-level-properties text:space-before="4.762cm"/>
            <style:text-properties style:font-name="Arial1" fo:color="#112f6b" fo:font-size="100%"/>
          </text:list-level-style-bullet>
          <text:list-level-style-bullet text:level="8" text:bullet-char="•">
            <style:list-level-properties text:space-before="4.762cm"/>
            <style:text-properties style:font-name="Arial1" fo:color="#112f6b" fo:font-size="100%"/>
          </text:list-level-style-bullet>
          <text:list-level-style-bullet text:level="9" text:bullet-char="•">
            <style:list-level-properties text:space-before="4.762cm"/>
            <style:text-properties style:font-name="Arial1" fo:color="#112f6b" fo:font-size="100%"/>
          </text:list-level-style-bullet>
          <text:list-level-style-bullet text:level="10" text:bullet-char="•">
            <style:list-level-properties text:space-before="4.762cm"/>
            <style:text-properties style:font-name="Arial1" fo:color="#112f6b" fo:font-size="100%"/>
          </text:list-level-style-bullet>
        </text:list-style>
      </style:graphic-properties>
      <style:paragraph-properties fo:margin-left="0cm" fo:margin-right="0cm" fo:margin-top="0cm" fo:margin-bottom="0cm" fo:line-height="0.987cm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4320a" style:text-outline="false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3_5f__5f_-title" style:display-name="Title3__-title" style:family="presentation">
      <style:graphic-properties draw:stroke="none" draw:fill="none" draw:textarea-horizontal-align="justify" draw:textarea-vertical-align="middle" fo:padding-top="0.127cm" fo:padding-bottom="0.127cm" fo:padding-left="0.254cm" fo:padding-right="0.254cm">
        <text:list-style style:name="Title3_5f__5f_-title" style:display-name="Title3__-title">
          <text:list-level-style-number text:level="1" style:num-format="">
            <style:list-level-properties/>
            <style:text-properties fo:color="#14320a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.023cm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4320a" style:text-outline="false" style:text-line-through-style="none" style:text-line-through-type="none" style:text-position="0% 100%" style:font-name="Arial1" fo:font-family="Arial" style:font-family-generic="swiss" style:font-pitch="variable" fo:font-size="38.4000015258789pt" fo:font-style="normal" fo:text-shadow="none" style:text-underline-style="none" fo:font-weight="bold" style:letter-kerning="true" fo:background-color="transparent" style:font-name-asian="ＭＳ Ｐゴシック1" style:font-family-asian="'ＭＳ Ｐゴシック'" style:font-family-generic-asian="swiss" style:font-pitch-asian="variable" style:font-size-asian="32pt" style:font-style-asian="normal" style:font-weight-asian="bold" style:font-name-complex="ＭＳ Ｐゴシック1" style:font-family-complex="'ＭＳ Ｐゴシック'" style:font-family-generic-complex="swiss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0.64cm" fo:page-height="22.86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ffff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09cm" svg:stroke-color="#40404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fill="solid" draw:fill-color="#141313" draw:textarea-vertical-align="top" draw:auto-grow-height="false" fo:min-height="0.495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6" style:family="graphic" style:parent-style-name="standard">
      <style:graphic-properties draw:stroke="none" svg:stroke-width="0.026cm" draw:fill="solid" draw:fill-color="#86121c" draw:textarea-vertical-align="top" draw:auto-grow-height="false" fo:min-height="0.495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7" style:family="graphic" style:parent-style-name="standard">
      <style:graphic-properties draw:stroke="none" svg:stroke-width="0.026cm" draw:fill="solid" draw:fill-color="#e99423" draw:textarea-vertical-align="top" draw:auto-grow-height="false" fo:min-height="0.495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none" draw:fill-color="#ffffff" draw:auto-grow-width="true" fo:min-height="0.872cm" fo:min-width="16.534cm"/>
      <style:paragraph-properties style:writing-mode="lr-tb"/>
    </style:style>
    <style:style style:name="Mgr10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1" style:family="graphic" style:parent-style-name="standard">
      <style:graphic-properties draw:stroke="solid" svg:stroke-width="0.026cm" svg:stroke-color="#ffffff" draw:stroke-linejoin="round" draw:fill="solid" draw:fill-color="#ffffff" draw:textarea-horizontal-align="left" draw:textarea-vertical-align="top" draw:auto-grow-height="false" fo:min-height="13.111cm" fo:min-width="7.042cm" fo:padding-top="0.13cm" fo:padding-bottom="0.13cm" fo:padding-left="0.25cm" fo:padding-right="0.25cm" fo:wrap-option="wrap" draw:shadow-color="#808080"/>
    </style:style>
    <style:style style:name="Mgr12" style:family="graphic" style:parent-style-name="standard">
      <style:graphic-properties draw:stroke="none" draw:fill="solid" draw:fill-color="#ffffff" draw:textarea-horizontal-align="left" draw:textarea-vertical-align="top" draw:auto-grow-height="false" fo:min-height="13.001cm" fo:min-width="7.232cm" fo:padding-top="0.13cm" fo:padding-bottom="0.13cm" fo:padding-left="0.25cm" fo:padding-right="0.25cm" fo:wrap-option="wrap" draw:shadow-color="#808080"/>
    </style:style>
    <style:style style:name="Mgr13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1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15" style:family="graphic" style:parent-style-name="standard" style:list-style-name="ML4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6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17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8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19" style:family="graphic" style:parent-style-name="standard" style:list-style-name="ML4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andard_5f_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Standard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itle3_5f_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28cm" fo:padding-bottom="0.128cm" fo:padding-left="0.256cm" fo:padding-right="0.256cm" fo:wrap-option="wrap" draw:shadow-color="#808080"/>
      <style:paragraph-properties style:writing-mode="lr-tb"/>
    </style:style>
    <style:style style:name="Mpr9" style:family="presentation" style:parent-style-name="Title3_5f_-backgroundobjects">
      <style:graphic-properties draw:stroke="none" draw:fill="none" draw:fill-color="#ffffff" draw:textarea-horizontal-align="justify" draw:textarea-vertical-align="bottom" draw:auto-grow-height="false" draw:auto-grow-width="false" fo:min-height="1.381cm" fo:min-width="0cm" fo:padding-top="0.128cm" fo:padding-bottom="0.128cm" fo:padding-left="0.256cm" fo:padding-right="0.256cm" fo:wrap-option="wrap" draw:shadow-color="#808080"/>
      <style:paragraph-properties style:writing-mode="lr-tb"/>
    </style:style>
    <style:style style:name="Mpr10" style:family="presentation" style:parent-style-name="Title3_5f__5f_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28cm" fo:padding-bottom="0.128cm" fo:padding-left="0.256cm" fo:padding-right="0.256cm" fo:wrap-option="wrap" draw:shadow-color="#808080"/>
      <style:paragraph-properties style:writing-mode="lr-tb"/>
    </style:style>
    <style:style style:name="Mpr11" style:family="presentation" style:parent-style-name="Title3_5f__5f_-backgroundobjects">
      <style:graphic-properties draw:stroke="none" draw:fill="none" draw:fill-color="#ffffff" draw:textarea-horizontal-align="justify" draw:textarea-vertical-align="bottom" draw:auto-grow-height="false" draw:auto-grow-width="false" fo:min-height="1.381cm" fo:min-width="0cm" fo:padding-top="0.128cm" fo:padding-bottom="0.128cm" fo:padding-left="0.256cm" fo:padding-right="0.256cm" fo:wrap-option="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141313"/>
      <style:paragraph-properties fo:text-align="start"/>
      <style:text-properties fo:font-size="18pt"/>
    </style:style>
    <style:style style:name="MP7" style:family="paragraph">
      <loext:graphic-properties draw:fill="solid" draw:fill-color="#86121c"/>
      <style:paragraph-properties fo:text-align="start"/>
      <style:text-properties fo:font-size="18pt"/>
    </style:style>
    <style:style style:name="MP8" style:family="paragraph">
      <loext:graphic-properties draw:fill="solid" draw:fill-color="#e99423"/>
      <style:paragraph-properties fo:text-align="start"/>
      <style:text-properties fo:font-size="18pt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loext:graphic-properties draw:fill="none" draw:fill-color="#ffffff"/>
      <style:paragraph-properties style:writing-mode="lr-tb"/>
      <style:text-properties fo:font-size="12pt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2" style:family="paragraph">
      <loext:graphic-properties draw:fill="solid" draw:fill-color="#ffffff"/>
      <style:paragraph-properties style:writing-mode="lr-tb" style:font-independent-line-spacing="true"/>
    </style:style>
    <style:style style:name="MP13" style:family="paragraph">
      <loext:graphic-properties draw:fill="none" draw:fill-color="#ffffff"/>
      <style:paragraph-properties fo:margin-left="0cm" fo:margin-right="0cm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4" style:family="paragraph">
      <style:paragraph-properties fo:margin-left="0cm" fo:margin-right="0cm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1.6000003814697pt"/>
    </style:style>
    <style:style style:name="MP15" style:family="paragraph">
      <loext:graphic-properties draw:fill="none" draw:fill-color="#ffffff"/>
      <style:paragraph-properties fo:margin-left="0cm" fo:margin-right="0cm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1.6000003814697pt"/>
    </style:style>
    <style:style style:name="MP16" style:family="paragraph">
      <style:paragraph-properties fo:margin-left="0cm" fo:margin-right="0cm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7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8" style:family="paragraph">
      <loext:graphic-properties draw:fill="solid" draw:fill-color="#ffffff"/>
      <style:paragraph-properties fo:text-align="center"/>
    </style:style>
    <style:style style:name="MP19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20" style:family="paragraph">
      <style:paragraph-properties fo:margin-left="0cm" fo:margin-right="0cm" fo:text-align="end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21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/>
    </style:style>
    <style:style style:name="MT3" style:family="text">
      <style:text-properties fo:color="#fffffe" fo:font-size="10pt" fo:language="de" fo:country="DE" style:font-size-asian="10pt" style:language-asian="de" style:country-asian="DE" style:font-size-complex="10pt" style:language-complex="de" style:country-complex="DE"/>
    </style:style>
    <style:style style:name="MT4" style:family="text">
      <style:text-properties fo:color="#192d74" fo:font-size="12pt" fo:language="en" fo:country="US" style:font-size-asian="12pt" style:language-asian="en" style:country-asian="US" style:font-size-complex="12pt" style:language-complex="en" style:country-complex="US"/>
    </style:style>
    <style:style style:name="MT5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fffffe" fo:font-size="100%"/>
      </text:list-level-style-number>
      <text:list-level-style-bullet text:level="2" text:bullet-char="•">
        <style:list-level-properties text:space-before="1.27cm"/>
        <style:text-properties style:font-name="Arial1" fo:color="#112f6b" fo:font-size="100%"/>
      </text:list-level-style-bullet>
      <text:list-level-style-bullet text:level="3" text:bullet-char="•">
        <style:list-level-properties text:space-before="2.54cm"/>
        <style:text-properties style:font-name="Arial1" fo:color="#112f6b" fo:font-size="100%"/>
      </text:list-level-style-bullet>
      <text:list-level-style-bullet text:level="4" text:bullet-char="•">
        <style:list-level-properties text:space-before="3.81cm"/>
        <style:text-properties style:font-name="Arial1" fo:color="#112f6b" fo:font-size="100%"/>
      </text:list-level-style-bullet>
      <text:list-level-style-bullet text:level="5" text:bullet-char="•">
        <style:list-level-properties text:space-before="5.08cm"/>
        <style:text-properties style:font-name="Arial1" fo:color="#112f6b" fo:font-size="100%"/>
      </text:list-level-style-bullet>
      <text:list-level-style-bullet text:level="6" text:bullet-char="•">
        <style:list-level-properties text:space-before="5.08cm"/>
        <style:text-properties style:font-name="Arial1" fo:color="#112f6b" fo:font-size="100%"/>
      </text:list-level-style-bullet>
      <text:list-level-style-bullet text:level="7" text:bullet-char="•">
        <style:list-level-properties text:space-before="5.08cm"/>
        <style:text-properties style:font-name="Arial1" fo:color="#112f6b" fo:font-size="100%"/>
      </text:list-level-style-bullet>
      <text:list-level-style-bullet text:level="8" text:bullet-char="•">
        <style:list-level-properties text:space-before="5.08cm"/>
        <style:text-properties style:font-name="Arial1" fo:color="#112f6b" fo:font-size="100%"/>
      </text:list-level-style-bullet>
      <text:list-level-style-bullet text:level="9" text:bullet-char="•">
        <style:list-level-properties text:space-before="5.08cm"/>
        <style:text-properties style:font-name="Arial1" fo:color="#112f6b" fo:font-size="100%"/>
      </text:list-level-style-bullet>
      <text:list-level-style-bullet text:level="10" text:bullet-char="•">
        <style:list-level-properties text:space-before="5.08cm"/>
        <style:text-properties style:font-name="Arial1" fo:color="#112f6b" fo:font-size="100%"/>
      </text:list-level-style-bullet>
    </text:list-style>
    <text:list-style style:name="ML4">
      <text:list-level-style-number text:level="1" style:num-format="">
        <style:list-level-properties/>
        <style:text-properties fo:color="#192d74" fo:font-size="100%"/>
      </text:list-level-style-number>
      <text:list-level-style-bullet text:level="2" text:bullet-char="•">
        <style:list-level-properties text:space-before="1.27cm"/>
        <style:text-properties style:font-name="Arial1" fo:color="#112f6b" fo:font-size="100%"/>
      </text:list-level-style-bullet>
      <text:list-level-style-bullet text:level="3" text:bullet-char="•">
        <style:list-level-properties text:space-before="2.54cm"/>
        <style:text-properties style:font-name="Arial1" fo:color="#112f6b" fo:font-size="100%"/>
      </text:list-level-style-bullet>
      <text:list-level-style-bullet text:level="4" text:bullet-char="•">
        <style:list-level-properties text:space-before="3.81cm"/>
        <style:text-properties style:font-name="Arial1" fo:color="#112f6b" fo:font-size="100%"/>
      </text:list-level-style-bullet>
      <text:list-level-style-bullet text:level="5" text:bullet-char="•">
        <style:list-level-properties text:space-before="5.08cm"/>
        <style:text-properties style:font-name="Arial1" fo:color="#112f6b" fo:font-size="100%"/>
      </text:list-level-style-bullet>
      <text:list-level-style-bullet text:level="6" text:bullet-char="•">
        <style:list-level-properties text:space-before="5.08cm"/>
        <style:text-properties style:font-name="Arial1" fo:color="#112f6b" fo:font-size="100%"/>
      </text:list-level-style-bullet>
      <text:list-level-style-bullet text:level="7" text:bullet-char="•">
        <style:list-level-properties text:space-before="5.08cm"/>
        <style:text-properties style:font-name="Arial1" fo:color="#112f6b" fo:font-size="100%"/>
      </text:list-level-style-bullet>
      <text:list-level-style-bullet text:level="8" text:bullet-char="•">
        <style:list-level-properties text:space-before="5.08cm"/>
        <style:text-properties style:font-name="Arial1" fo:color="#112f6b" fo:font-size="100%"/>
      </text:list-level-style-bullet>
      <text:list-level-style-bullet text:level="9" text:bullet-char="•">
        <style:list-level-properties text:space-before="5.08cm"/>
        <style:text-properties style:font-name="Arial1" fo:color="#112f6b" fo:font-size="100%"/>
      </text:list-level-style-bullet>
      <text:list-level-style-bullet text:level="10" text:bullet-char="•">
        <style:list-level-properties text:space-before="5.08cm"/>
        <style:text-properties style:font-name="Arial1" fo:color="#112f6b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_20_Slide" style:display-name="Title Slide" style:page-layout-name="PM1" draw:style-name="Mdp1">
      <draw:frame draw:name="Bild 11" draw:style-name="Mgr3" draw:text-style-name="MP5" draw:layer="backgroundobjects" svg:width="10.221cm" svg:height="1.264cm" svg:x="28.8cm" svg:y="1.562cm">
        <draw:image xlink:href="Pictures/100002010000068D000000F32214E5FFCE0AF718.png" xlink:type="simple" xlink:show="embed" xlink:actuate="onLoad" loext:mime-type="image/png">
          <text:p/>
        </draw:image>
      </draw:frame>
      <draw:line draw:name="Line 1" draw:style-name="Mgr4" draw:text-style-name="MP5" draw:layer="backgroundobjects" svg:x1="1.86cm" svg:y1="3.322cm" svg:x2="39.023cm" svg:y2="3.323cm">
        <text:p/>
      </draw:line>
      <draw:frame draw:name="Bild 6" draw:style-name="Mgr3" draw:text-style-name="MP5" draw:layer="backgroundobjects" svg:width="3.671cm" svg:height="1.378cm" svg:x="32.6cm" svg:y="20.276cm">
        <draw:image xlink:href="Pictures/1000000000000617000002B111EF778DA4E99723.jpg" xlink:type="simple" xlink:show="embed" xlink:actuate="onLoad" loext:mime-type="image/jpeg">
          <text:p/>
        </draw:image>
      </draw:frame>
      <draw:custom-shape draw:name="CustomShape 2" draw:style-name="Mgr5" draw:text-style-name="MP6" draw:layer="backgroundobjects" svg:width="0.282cm" svg:height="0.744cm" svg:x="40.392cm" svg:y="6.9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6" draw:text-style-name="MP7" draw:layer="backgroundobjects" svg:width="0.282cm" svg:height="0.744cm" svg:x="40.392cm" svg:y="7.69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7" draw:text-style-name="MP8" draw:layer="backgroundobjects" svg:width="0.282cm" svg:height="0.744cm" svg:x="40.392cm" svg:y="8.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20_Slide-outline1" draw:layer="backgroundobjects" svg:width="36.574cm" svg:height="13.258cm" svg:x="2.032cm" svg:y="5.348cm" presentation:class="outline" presentation:placeholder="true">
        <draw:text-box/>
      </draw:frame>
      <draw:frame presentation:style-name="Title_20_Slide-title" draw:layer="backgroundobjects" svg:width="36.575cm" svg:height="3.816cm" svg:x="2.032cm" svg:y="0.912cm" presentation:class="title" presentation:placeholder="true">
        <draw:text-box/>
      </draw:frame>
      <draw:frame draw:style-name="Mgr8" draw:text-style-name="MP9" draw:layer="backgroundobjects" svg:width="2.675cm" svg:height="2.688cm" svg:x="25.325cm" svg:y="0.912cm">
        <draw:image xlink:href="Pictures/10000201000000CA000000CBAE728E66ADC83633.png" xlink:type="simple" xlink:show="embed" xlink:actuate="onLoad" loext:mime-type="image/png">
          <text:p/>
        </draw:image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draw:frame draw:name="Bild 15" draw:style-name="Mgr3" draw:text-style-name="MP5" draw:layer="backgroundobjects" svg:width="2.664cm" svg:height="1.006cm" svg:x="34.8cm" svg:y="21.709cm">
        <draw:image xlink:href="Pictures/1000000000000617000002B111EF778DA4E99723.jpg" xlink:type="simple" xlink:show="embed" xlink:actuate="onLoad" loext:mime-type="image/jpeg">
          <text:p/>
        </draw:image>
      </draw:frame>
      <draw:frame draw:name="Bild 14" draw:style-name="Mgr3" draw:text-style-name="MP5" draw:layer="backgroundobjects" svg:width="4.237cm" svg:height="1.62cm" svg:x="34.4cm" svg:y="1.392cm">
        <draw:image xlink:href="Pictures/100002010000032000000165302EEABF099897F0.png" xlink:type="simple" xlink:show="embed" xlink:actuate="onLoad" loext:mime-type="image/png">
          <text:p/>
        </draw:image>
      </draw:frame>
      <draw:line draw:name="Line 5" draw:style-name="Mgr4" draw:text-style-name="MP5" draw:layer="backgroundobjects" svg:x1="1.86cm" svg:y1="3.322cm" svg:x2="39.023cm" svg:y2="3.323cm">
        <text:p/>
      </draw:line>
      <draw:custom-shape draw:name="CustomShape 6" draw:style-name="Mgr5" draw:text-style-name="MP6" draw:layer="backgroundobjects" svg:width="0.282cm" svg:height="0.744cm" svg:x="40.392cm" svg:y="6.9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7" draw:style-name="Mgr6" draw:text-style-name="MP7" draw:layer="backgroundobjects" svg:width="0.282cm" svg:height="0.744cm" svg:x="40.392cm" svg:y="7.69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8" draw:style-name="Mgr7" draw:text-style-name="MP8" draw:layer="backgroundobjects" svg:width="0.282cm" svg:height="0.744cm" svg:x="40.392cm" svg:y="8.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Standard-title" draw:layer="backgroundobjects" svg:width="30.25cm" svg:height="2.014cm" svg:x="1.965cm" svg:y="1.286cm" presentation:class="title" presentation:placeholder="true" presentation:user-transformed="true">
        <draw:text-box/>
      </draw:frame>
      <draw:frame presentation:style-name="Standard-outline1" draw:layer="backgroundobjects" svg:width="36.574cm" svg:height="13.258cm" svg:x="2.032cm" svg:y="5.348cm" presentation:class="outline" presentation:placeholder="true">
        <draw:text-box/>
      </draw:frame>
      <draw:frame draw:style-name="Mgr9" draw:text-style-name="MP10" draw:layer="backgroundobjects" svg:width="17.034cm" svg:height="1.122cm" svg:x="0.64cm" svg:y="21.84cm">
        <draw:text-box>
          <text:p><text:span text:style-name="MT2">- </text:span><text:span text:style-name="MT2"><text:page-number>&lt;number&gt;</text:page-number></text:span><text:span text:style-name="MT2"><text:s/>-</text:span></text:p>
        </draw:text-box>
      </draw:frame>
      <draw:frame draw:style-name="Mgr8" draw:text-style-name="MP9" draw:layer="backgroundobjects" svg:width="1.985cm" svg:height="1.995cm" svg:x="32.215cm" svg:y="1.327cm">
        <draw:image xlink:href="Pictures/10000201000000CA000000CBAE728E66ADC83633.png" xlink:type="simple" xlink:show="embed" xlink:actuate="onLoad" loext:mime-type="image/png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5f_" style:display-name="Standard_" style:page-layout-name="PM1" draw:style-name="Mdp1">
      <draw:frame draw:name="Bild 15" draw:style-name="Mgr3" draw:text-style-name="MP5" draw:layer="backgroundobjects" svg:width="3.037cm" svg:height="1.006cm" svg:x="34.427cm" svg:y="21.709cm">
        <draw:image xlink:href="Pictures/1000000000000617000002B111EF778DA4E99723.jpg" xlink:type="simple" xlink:show="embed" xlink:actuate="onLoad" loext:mime-type="image/jpeg">
          <text:p/>
        </draw:image>
      </draw:frame>
      <draw:line draw:name="Line 5" draw:style-name="Mgr4" draw:text-style-name="MP5" draw:layer="backgroundobjects" svg:x1="1.86cm" svg:y1="3.322cm" svg:x2="39.023cm" svg:y2="3.323cm">
        <text:p/>
      </draw:line>
      <draw:custom-shape draw:name="CustomShape 6" draw:style-name="Mgr5" draw:text-style-name="MP6" draw:layer="backgroundobjects" svg:width="0.282cm" svg:height="0.744cm" svg:x="40.392cm" svg:y="6.9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7" draw:style-name="Mgr6" draw:text-style-name="MP7" draw:layer="backgroundobjects" svg:width="0.282cm" svg:height="0.744cm" svg:x="40.392cm" svg:y="7.69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8" draw:style-name="Mgr7" draw:text-style-name="MP8" draw:layer="backgroundobjects" svg:width="0.282cm" svg:height="0.744cm" svg:x="40.392cm" svg:y="8.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5" draw:text-style-name="MP11" draw:layer="backgroundobjects" svg:width="37.019cm" svg:height="2.014cm" svg:x="1.865cm" svg:y="1.286cm" presentation:class="title" presentation:user-transformed="true">
        <draw:text-box>
          <text:p/>
        </draw:text-box>
      </draw:frame>
      <draw:frame presentation:style-name="Standard_5f_-outline1" draw:layer="backgroundobjects" svg:width="36.574cm" svg:height="13.258cm" svg:x="2.032cm" svg:y="5.348cm" presentation:class="outline" presentation:placeholder="true">
        <draw:text-box/>
      </draw:frame>
      <draw:frame draw:style-name="Mgr9" draw:text-style-name="MP10" draw:layer="backgroundobjects" svg:width="17.034cm" svg:height="1.122cm" svg:x="0.64cm" svg:y="21.841cm">
        <draw:text-box>
          <text:p><text:span text:style-name="MT2">- </text:span><text:span text:style-name="MT2"><text:page-number>&lt;number&gt;</text:page-number></text:span><text:span text:style-name="MT2"><text:s/>-</text:span></text:p>
        </draw:text-box>
      </draw:frame>
      <draw:frame draw:name="Bild 14" draw:style-name="Mgr3" draw:text-style-name="MP5" draw:layer="backgroundobjects" svg:width="4.237cm" svg:height="1.62cm" svg:x="34.401cm" svg:y="1.392cm">
        <draw:image xlink:href="Pictures/100002010000032000000165302EEABF099897F0.png" xlink:type="simple" xlink:show="embed" xlink:actuate="onLoad" loext:mime-type="image/png">
          <text:p/>
        </draw:image>
      </draw:frame>
      <draw:frame draw:name="Grafik 13" draw:style-name="Mgr10" draw:text-style-name="MP5" draw:layer="backgroundobjects" svg:width="2cm" svg:height="2cm" svg:x="31.8cm" svg:y="1.323cm">
        <draw:image xlink:href="Pictures/10000201000000FC000000FC9127C7D8EBDDDD67.png" xlink:type="simple" xlink:show="embed" xlink:actuate="onLoad" loext:mime-type="image/png">
          <text:p/>
        </draw:image>
      </draw:frame>
      <presentation:notes style:page-layout-name="PM0">
        <draw:page-thumbnail presentation:style-name="Standard_5f_-title" draw:layer="backgroundobjects" svg:width="14.848cm" svg:height="11.136cm" svg:x="3.075cm" svg:y="2.257cm" presentation:class="page"/>
        <draw:frame presentation:style-name="Standard_5f_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3_5f_" style:display-name="Title3_" style:page-layout-name="PM1" draw:style-name="Mdp2">
      <draw:custom-shape draw:name="Rectangle 2" draw:style-name="Mgr11" draw:text-style-name="MP12" draw:layer="backgroundobjects" svg:width="7.542cm" svg:height="13.371cm" svg:x="0.001cm" svg:y="9.488cm">
        <text:p/>
        <draw:enhanced-geometry svg:viewBox="0 0 21600 21600" draw:type="rectangle" draw:enhanced-path="M 0 0 L 21600 0 21600 21600 0 21600 0 0 Z N"/>
      </draw:custom-shape>
      <draw:custom-shape draw:name="Rectangle 1" draw:style-name="Mgr12" draw:text-style-name="MP12" draw:layer="backgroundobjects" svg:width="7.732cm" svg:height="13.261cm" svg:x="0.001cm" svg:y="9.598cm">
        <text:p/>
        <draw:enhanced-geometry svg:viewBox="0 0 21600 21600" draw:type="rectangle" draw:enhanced-path="M 0 0 L 21600 0 21600 21600 0 21600 0 0 Z N"/>
      </draw:custom-shape>
      <draw:custom-shape draw:name="Rectangle 18" draw:style-name="Mgr13" draw:text-style-name="MP13" draw:layer="backgroundobjects" svg:width="0.819cm" svg:height="1.535cm" svg:x="41.846cm" svg:y="6.513cm">
        <text:p/>
        <draw:enhanced-geometry svg:viewBox="0 0 21600 21600" draw:type="rectangle" draw:enhanced-path="M 0 0 L 21600 0 21600 21600 0 21600 0 0 Z N"/>
      </draw:custom-shape>
      <draw:custom-shape draw:name="TextBox 8" draw:style-name="Mgr14" draw:text-style-name="MP15" draw:layer="backgroundobjects" svg:width="2.098cm" svg:height="0.684cm" svg:x="1.544cm" svg:y="21.595cm">
        <text:list text:style-name="ML3">
          <text:list-header>
            <text:p text:style-name="MP14"><text:span text:style-name="MT3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3_5f_-title" draw:layer="backgroundobjects" svg:width="30.085cm" svg:height="3.572cm" svg:x="9.113cm" svg:y="4.485cm" presentation:class="title" presentation:placeholder="true">
        <draw:text-box/>
      </draw:frame>
      <draw:frame presentation:style-name="Title3_5f_-outline1" draw:layer="backgroundobjects" svg:width="30.085cm" svg:height="13.16cm" svg:x="9.113cm" svg:y="8.089cm" presentation:class="outline" presentation:placeholder="true">
        <draw:text-box/>
      </draw:frame>
      <draw:frame draw:style-name="Mgr15" draw:text-style-name="MP17" draw:layer="backgroundobjects" svg:width="40.235cm" svg:height="1.217cm" svg:x="-0.001cm" svg:y="21.643cm" presentation:class="page-number">
        <draw:text-box>
          <text:list text:style-name="ML4">
            <text:list-header>
              <text:p text:style-name="MP16"><text:span text:style-name="MT4"><text:page-number>&lt;number&gt;</text:page-number>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Introduction to climate modelling</text:span></text:p>
            </text:list-header>
          </text:list>
        </draw:text-box>
      </draw:frame>
      <presentation:notes style:page-layout-name="PM0">
        <draw:rect draw:style-name="Mgr16" draw:text-style-name="MP18" draw:layer="backgroundobjects" svg:width="18.87cm" svg:height="27.59cm" svg:x="0cm" svg:y="0cm">
          <text:p/>
        </draw:rect>
        <draw:frame presentation:style-name="Mpr8" draw:text-style-name="MP13" draw:layer="backgroundobjects" svg:width="8.18cm" svg:height="1.38cm" svg:x="0cm" svg:y="0cm" presentation:class="header">
          <draw:text-box>
            <text:p/>
          </draw:text-box>
        </draw:frame>
        <draw:frame presentation:style-name="Mpr8" draw:text-style-name="MP19" draw:layer="backgroundobjects" svg:width="8.18cm" svg:height="1.38cm" svg:x="10.694cm" svg:y="0cm" presentation:class="date-time">
          <draw:text-box>
            <text:p/>
          </draw:text-box>
        </draw:frame>
        <draw:page-thumbnail presentation:style-name="Title3_5f_-title" draw:layer="backgroundobjects" svg:width="13.781cm" svg:height="10.341cm" svg:x="2.543cm" svg:y="2.067cm" presentation:class="page"/>
        <draw:frame presentation:style-name="Title3_5f_-notes" draw:layer="backgroundobjects" svg:width="13.846cm" svg:height="12.409cm" svg:x="2.514cm" svg:y="13.105cm" presentation:class="notes" presentation:placeholder="true">
          <draw:text-box/>
        </draw:frame>
        <draw:frame presentation:style-name="Mpr9" draw:text-style-name="MP13" draw:layer="backgroundobjects" svg:width="8.18cm" svg:height="1.38cm" svg:x="0cm" svg:y="26.207cm" presentation:class="footer">
          <draw:text-box>
            <text:p/>
          </draw:text-box>
        </draw:frame>
        <draw:frame presentation:style-name="Mpr9" draw:text-style-name="MP19" draw:layer="backgroundobjects" svg:width="8.18cm" svg:height="1.38cm" svg:x="10.694cm" svg:y="26.207cm" presentation:class="page-number">
          <draw:text-box>
            <text:list text:style-name="ML1">
              <text:list-header>
                <text:p text:style-name="MP20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Title3_5f__5f_" style:display-name="Title3__" style:page-layout-name="PM1" draw:style-name="Mdp2">
      <draw:frame draw:name="Grafik 1" draw:style-name="Mgr17" draw:text-style-name="MP21" draw:layer="backgroundobjects" svg:width="40.64cm" svg:height="22.86cm" svg:x="0cm" svg:y="0cm">
        <draw:image xlink:href="Pictures/1000000000000BB8000008CA9DB77B326CE24618.jpg" xlink:type="simple" xlink:show="embed" xlink:actuate="onLoad" loext:mime-type="image/jpeg">
          <text:p/>
        </draw:image>
      </draw:frame>
      <draw:custom-shape draw:name="Rectangle 2" draw:style-name="Mgr11" draw:text-style-name="MP12" draw:layer="backgroundobjects" svg:width="7.542cm" svg:height="13.371cm" svg:x="0.001cm" svg:y="9.488cm">
        <text:p/>
        <draw:enhanced-geometry svg:viewBox="0 0 21600 21600" draw:type="rectangle" draw:enhanced-path="M 0 0 L 21600 0 21600 21600 0 21600 0 0 Z N"/>
      </draw:custom-shape>
      <draw:custom-shape draw:name="Rectangle 1" draw:style-name="Mgr12" draw:text-style-name="MP12" draw:layer="backgroundobjects" svg:width="7.732cm" svg:height="13.261cm" svg:x="0.001cm" svg:y="9.598cm">
        <text:p/>
        <draw:enhanced-geometry svg:viewBox="0 0 21600 21600" draw:type="rectangle" draw:enhanced-path="M 0 0 L 21600 0 21600 21600 0 21600 0 0 Z N"/>
      </draw:custom-shape>
      <draw:custom-shape draw:name="Rectangle 18" draw:style-name="Mgr13" draw:text-style-name="MP13" draw:layer="backgroundobjects" svg:width="0.819cm" svg:height="1.535cm" svg:x="41.846cm" svg:y="6.513cm">
        <text:p/>
        <draw:enhanced-geometry svg:viewBox="0 0 21600 21600" draw:type="rectangle" draw:enhanced-path="M 0 0 L 21600 0 21600 21600 0 21600 0 0 Z N"/>
      </draw:custom-shape>
      <draw:custom-shape draw:name="TextBox 8" draw:style-name="Mgr18" draw:text-style-name="MP15" draw:layer="backgroundobjects" svg:width="2.098cm" svg:height="0.684cm" svg:x="1.544cm" svg:y="21.595cm">
        <text:list text:style-name="ML3">
          <text:list-header>
            <text:p text:style-name="MP14"><text:span text:style-name="MT3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3_5f__5f_-title" draw:layer="backgroundobjects" svg:width="30.085cm" svg:height="3.572cm" svg:x="9.113cm" svg:y="4.485cm" presentation:class="title" presentation:placeholder="true">
        <draw:text-box/>
      </draw:frame>
      <draw:frame presentation:style-name="Title3_5f__5f_-outline1" draw:layer="backgroundobjects" svg:width="30.085cm" svg:height="13.16cm" svg:x="9.113cm" svg:y="8.089cm" presentation:class="outline" presentation:placeholder="true">
        <draw:text-box/>
      </draw:frame>
      <draw:frame draw:style-name="Mgr19" draw:text-style-name="MP17" draw:layer="backgroundobjects" svg:width="40.235cm" svg:height="1.217cm" svg:x="-0.001cm" svg:y="21.643cm" presentation:class="page-number">
        <draw:text-box>
          <text:list text:style-name="ML4">
            <text:list-header>
              <text:p text:style-name="MP16"><text:span text:style-name="MT4"><text:page-number>&lt;number&gt;</text:page-number>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Introduction to climate modelling</text:span></text:p>
            </text:list-header>
          </text:list>
        </draw:text-box>
      </draw:frame>
      <presentation:notes style:page-layout-name="PM0">
        <draw:rect draw:style-name="Mgr16" draw:text-style-name="MP18" draw:layer="backgroundobjects" svg:width="18.87cm" svg:height="27.59cm" svg:x="0cm" svg:y="0cm">
          <text:p/>
        </draw:rect>
        <draw:frame presentation:style-name="Mpr10" draw:text-style-name="MP13" draw:layer="backgroundobjects" svg:width="8.18cm" svg:height="1.38cm" svg:x="0cm" svg:y="0cm" presentation:class="header">
          <draw:text-box>
            <text:p/>
          </draw:text-box>
        </draw:frame>
        <draw:frame presentation:style-name="Mpr10" draw:text-style-name="MP19" draw:layer="backgroundobjects" svg:width="8.18cm" svg:height="1.38cm" svg:x="10.694cm" svg:y="0cm" presentation:class="date-time">
          <draw:text-box>
            <text:p/>
          </draw:text-box>
        </draw:frame>
        <draw:page-thumbnail presentation:style-name="Title3_5f__5f_-title" draw:layer="backgroundobjects" svg:width="13.781cm" svg:height="10.341cm" svg:x="2.543cm" svg:y="2.067cm" presentation:class="page"/>
        <draw:frame presentation:style-name="Title3_5f__5f_-notes" draw:layer="backgroundobjects" svg:width="13.846cm" svg:height="12.409cm" svg:x="2.514cm" svg:y="13.105cm" presentation:class="notes" presentation:placeholder="true">
          <draw:text-box/>
        </draw:frame>
        <draw:frame presentation:style-name="Mpr11" draw:text-style-name="MP13" draw:layer="backgroundobjects" svg:width="8.18cm" svg:height="1.38cm" svg:x="0cm" svg:y="26.207cm" presentation:class="footer">
          <draw:text-box>
            <text:p/>
          </draw:text-box>
        </draw:frame>
        <draw:frame presentation:style-name="Mpr11" draw:text-style-name="MP19" draw:layer="backgroundobjects" svg:width="8.18cm" svg:height="1.38cm" svg:x="10.694cm" svg:y="26.207cm" presentation:class="page-number">
          <draw:text-box>
            <text:list text:style-name="ML1">
              <text:list-header>
                <text:p text:style-name="MP20"><text:span text:style-name="MT5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3-05-22T10:49:51</meta:creation-date>
    <meta:initial-creator>Yves Nowak</meta:initial-creator>
    <dc:language>en-US</dc:language>
    <dc:date>2022-09-05T17:06:27.181912509</dc:date>
    <meta:editing-cycles>231</meta:editing-cycles>
    <dc:title>PowerPoint-Präsentation</dc:title>
    <meta:editing-duration>P3DT1H52M19S</meta:editing-duration>
    <meta:generator>LibreOffice/6.4.7.2$Linux_X86_64 LibreOffice_project/40$Build-2</meta:generator>
    <meta:document-statistic meta:object-count="91"/>
    <meta:user-defined meta:name="AppVersion">12.0000</meta:user-defined>
    <meta:user-defined meta:name="Company">AWI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